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DejaVu Sans1" svg:font-family="'DejaVu Sans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1.B1" style:family="table-cell">
      <style:table-cell-properties fo:padding="0.097cm" fo:border="0.002cm solid #ffffff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text-align="start" style:justify-single-word="false"/>
      <style:text-properties fo:font-size="6pt" style:font-size-asian="5.25pt" style:font-size-complex="6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931cm"/>
        </style:tab-stops>
      </style:paragraph-properties>
      <style:text-properties style:font-name="Times New Roman1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1" fo:font-size="14pt" fo:font-style="normal" fo:text-shadow="none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1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.741cm" fo:margin-right="-0.556cm" fo:text-align="start" style:justify-single-word="false" fo:text-indent="-0.635cm" style:auto-text-indent="false"/>
    </style:style>
    <style:style style:name="P12" style:family="paragraph" style:parent-style-name="Standard">
      <style:paragraph-properties fo:margin-left="0.741cm" fo:margin-right="-0.556cm" fo:text-align="start" style:justify-single-word="false" fo:text-indent="-0.635cm" style:auto-text-indent="false">
        <style:tab-stops>
          <style:tab-stop style:position="0.9cm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margin-left="0.741cm" fo:margin-right="-0.556cm" fo:text-align="start" style:justify-single-word="false" fo:text-indent="-0.635cm" style:auto-text-indent="false">
        <style:tab-stops>
          <style:tab-stop style:position="2.355cm"/>
        </style:tab-stops>
      </style:paragraph-properties>
      <style:text-properties style:font-name="Times New Roman"/>
    </style:style>
    <style:style style:name="P14" style:family="paragraph" style:parent-style-name="Standard">
      <style:paragraph-properties fo:margin-left="0.106cm" fo:margin-right="-0.556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106cm" fo:margin-right="-0.556cm" fo:text-align="start" style:justify-single-word="false" fo:text-indent="0cm" style:auto-text-indent="false">
        <style:tab-stops>
          <style:tab-stop style:position="0.9cm"/>
        </style:tab-stops>
      </style:paragraph-properties>
    </style:style>
    <style:style style:name="P16" style:family="paragraph" style:parent-style-name="Standard">
      <style:paragraph-properties fo:margin-left="0.106cm" fo:margin-right="-0.556cm" fo:text-align="start" style:justify-single-word="false" fo:text-indent="0cm" style:auto-text-indent="false">
        <style:tab-stops>
          <style:tab-stop style:position="0.9cm"/>
        </style:tab-stops>
      </style:paragraph-properties>
      <style:text-properties style:font-name="Times New Roman"/>
    </style:style>
    <style:style style:name="P17" style:family="paragraph" style:parent-style-name="Standard">
      <style:paragraph-properties fo:margin-left="0.079cm" fo:margin-right="0cm" fo:text-align="start" style:justify-single-word="false" fo:text-indent="0cm" style:auto-text-indent="false">
        <style:tab-stops>
          <style:tab-stop style:position="1.931cm"/>
        </style:tab-stops>
      </style:paragraph-properties>
    </style:style>
    <style:style style:name="P18" style:family="paragraph" style:parent-style-name="Standard">
      <style:paragraph-properties fo:margin-left="0.132cm" fo:margin-right="-0.556cm" fo:text-align="start" style:justify-single-word="false" fo:text-indent="-0.026cm" style:auto-text-indent="false">
        <style:tab-stops/>
      </style:paragraph-properties>
    </style:style>
    <style:style style:name="P19" style:family="paragraph" style:parent-style-name="Standard">
      <style:paragraph-properties fo:margin-left="0.132cm" fo:margin-right="-0.556cm" fo:text-align="start" style:justify-single-word="false" fo:text-indent="0cm" style:auto-text-indent="false">
        <style:tab-stops>
          <style:tab-stop style:position="0.9cm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left="0.053cm" fo:margin-right="0cm" fo:text-align="start" style:justify-single-word="false" fo:text-indent="0cm" style:auto-text-indent="false"/>
    </style:style>
    <style:style style:name="P21" style:family="paragraph" style:parent-style-name="Text_20_body">
      <style:paragraph-properties fo:margin-top="0cm" fo:margin-bottom="0cm"/>
    </style:style>
    <style:style style:name="P22" style:family="paragraph" style:parent-style-name="Text_20_body">
      <style:paragraph-properties fo:margin-top="0cm" fo:margin-bottom="0cm"/>
      <style:text-properties fo:font-size="12pt" style:font-size-asian="12pt"/>
    </style:style>
    <style:style style:name="P23" style:family="paragraph" style:parent-style-name="Text_20_body">
      <style:paragraph-properties fo:margin-top="0cm" fo:margin-bottom="0cm"/>
      <style:text-properties fo:font-size="12pt" fo:font-weight="bold" style:font-size-asian="12pt" style:font-weight-asian="bold" style:font-weight-complex="bold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Preformatted_20_Text">
      <style:text-properties style:font-name="Times New Roman" fo:font-size="12pt" style:font-size-asian="12pt" style:font-size-complex="12pt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style:font-size-asian="12pt"/>
    </style:style>
    <style:style style:name="P28" style:family="paragraph" style:parent-style-name="Standard" style:list-style-name="L1">
      <style:paragraph-properties fo:margin-left="0.079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Standard" style:list-style-name="L2">
      <style:paragraph-properties fo:margin-left="2.037cm" fo:margin-right="0cm" fo:text-align="start" style:justify-single-word="false" fo:text-indent="-0.556cm" style:auto-text-indent="false">
        <style:tab-stops>
          <style:tab-stop style:position="0cm"/>
        </style:tab-stops>
      </style:paragraph-properties>
    </style:style>
    <style:style style:name="P30" style:family="paragraph" style:parent-style-name="Standard" style:list-style-name="WW8Num3">
      <style:paragraph-properties fo:margin-left="0.079cm" fo:margin-right="-0.556cm" fo:text-align="start" style:justify-single-word="false" fo:text-indent="-0.026cm" style:auto-text-indent="false">
        <style:tab-stops/>
      </style:paragraph-properties>
    </style:style>
    <style:style style:name="P31" style:family="paragraph" style:parent-style-name="Standard" style:list-style-name="L3">
      <style:paragraph-properties fo:margin-left="2.09cm" fo:margin-right="0cm" fo:text-align="start" style:justify-single-word="false" fo:text-indent="-0.582cm" style:auto-text-indent="false">
        <style:tab-stops/>
      </style:paragraph-properties>
    </style:style>
    <style:style style:name="P32" style:family="paragraph" style:parent-style-name="Standard" style:list-style-name="L4">
      <style:paragraph-properties fo:margin-left="2.17cm" fo:margin-right="0cm" fo:text-align="start" style:justify-single-word="false" fo:text-indent="-0.635cm" style:auto-text-indent="false">
        <style:tab-stops>
          <style:tab-stop style:position="0.9cm"/>
        </style:tab-stops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Standard" style:list-style-name="L4">
      <style:paragraph-properties fo:margin-left="2.17cm" fo:margin-right="0cm" fo:text-align="start" style:justify-single-word="false" fo:text-indent="-0.635cm" style:auto-text-indent="false">
        <style:tab-stops>
          <style:tab-stop style:position="0.9cm"/>
        </style:tab-stops>
      </style:paragraph-properties>
    </style:style>
    <style:style style:name="P34" style:family="paragraph" style:parent-style-name="Standard" style:list-style-name="WW8Num4">
      <style:paragraph-properties fo:margin-left="0.106cm" fo:margin-right="-0.556cm" fo:text-align="start" style:justify-single-word="false" fo:text-indent="0cm" style:auto-text-indent="false">
        <style:tab-stops>
          <style:tab-stop style:position="0.9cm"/>
        </style:tab-stops>
      </style:paragraph-properties>
      <style:text-properties style:font-name="Times New Roman"/>
    </style:style>
    <style:style style:name="P35" style:family="paragraph" style:parent-style-name="Standard" style:list-style-name="WW8Num1">
      <style:paragraph-properties fo:margin-left="0.132cm" fo:margin-right="0cm" fo:text-align="start" style:justify-single-word="false" fo:text-indent="-0.026cm" style:auto-text-indent="false">
        <style:tab-stops>
          <style:tab-stop style:position="0.873cm"/>
          <style:tab-stop style:position="1.349cm"/>
        </style:tab-stops>
      </style:paragraph-properties>
    </style:style>
    <style:style style:name="P36" style:family="paragraph" style:parent-style-name="Standard" style:list-style-name="L5">
      <style:paragraph-properties fo:margin-left="2.117cm" fo:margin-right="0cm" fo:text-align="start" style:justify-single-word="false" fo:text-indent="-0.635cm" style:auto-text-indent="false">
        <style:tab-stops/>
      </style:paragraph-properties>
      <style:text-properties fo:font-size="12pt" style:font-size-asian="12pt"/>
    </style:style>
    <style:style style:name="P37" style:family="paragraph" style:parent-style-name="Text_20_body" style:list-style-name="L6">
      <style:paragraph-properties fo:margin-top="0cm" fo:margin-bottom="0cm"/>
      <style:text-properties fo:font-size="12pt" style:font-size-asian="12pt"/>
    </style:style>
    <style:style style:name="P38" style:family="paragraph" style:parent-style-name="Text_20_body" style:list-style-name="L7">
      <style:paragraph-properties fo:margin-top="0cm" fo:margin-bottom="0cm"/>
      <style:text-properties fo:font-size="12pt" fo:font-weight="normal" style:font-size-asian="12pt" style:font-weight-asian="normal" style:font-weight-complex="normal"/>
    </style:style>
    <style:style style:name="P39" style:family="paragraph" style:parent-style-name="Text_20_body" style:list-style-name="L8">
      <style:paragraph-properties fo:margin-top="0cm" fo:margin-bottom="0cm"/>
      <style:text-properties fo:font-size="12pt" fo:font-weight="normal" style:font-size-asian="12pt" style:font-weight-asian="normal" style:font-weight-complex="normal"/>
    </style:style>
    <style:style style:name="P40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color="#ff0000" style:font-name="Times New Roman1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 text:c="46"/></text:p>
      <text:p text:style-name="Standard"><text:s text:c="35"/></text:p>
      <text:p text:style-name="P2">ПРАВИЛА <text:s/>ВНЕСЕНИЯ КОНТРАГЕНТА </text:p>
      <text:p text:style-name="P3"><text:span text:style-name="T7">В </text:span><text:span text:style-name="T8">СПРАВОЧНИК КОНТРАГЕНТОВ В</text:span><text:span text:style-name="T7"> 1С</text:span></text:p>
      <text:p text:style-name="P4"/>
      <text:list xml:id="list972190948" text:style-name="L1">
        <text:list-item>
          <text:p text:style-name="P28">Новая карточка в справочнике контрагентов в 1С вводится при <text:span text:style-name="T7">обязательном</text:span> предоставлении следующей первичной информации о контрагенте:</text:p>
        </text:list-item>
      </text:list>
      <text:list xml:id="list455128093" text:style-name="L2">
        <text:list-item>
          <text:p text:style-name="P29">полное наименование организации с её организационно правовой формой (ООО,ЗАО, ОАО);</text:p>
        </text:list-item>
        <text:list-item>
          <text:p text:style-name="P29">номер стационарного телефона;</text:p>
        </text:list-item>
        <text:list-item>
          <text:p text:style-name="P29">ФИО контактного лица.</text:p>
        </text:list-item>
      </text:list>
      <text:p text:style-name="Standard"/>
      <text:list xml:id="list334094315" text:style-name="WW8Num3">
        <text:list-item>
          <text:list>
            <text:list-item>
              <text:p text:style-name="P30">По названию компании и номеру стационарного телефона оператор базы данных осуществляет проверку на наличие данного контрагента в справочнике контрагентов 1С.</text:p>
            </text:list-item>
          </text:list>
        </text:list-item>
      </text:list>
      <text:p text:style-name="P11">Если совпадения не найдены, то создается новая карточка контрагента. </text:p>
      <text:p text:style-name="P14">В случае обнаружения совпадения по номеру стационарного телефона, оператор базы данных получает информацию от инициатора ввода новой карточки о причастности компании <text:s/>к <text:s/>уже созданному контрагенту. </text:p>
      <text:p text:style-name="P11">В случае обнаружения совпадения по названию компании, необходимо осуществить проверку</text:p>
      <text:p text:style-name="P11">по адресу.</text:p>
      <text:p text:style-name="P11">При совпадении адреса оператор базы данных получает информацию от инициатора ввода </text:p>
      <text:p text:style-name="P11">новой карточки о причастности компании к уже созданному контрагенту.</text:p>
      <text:p text:style-name="P11"/>
      <text:p text:style-name="P14">3. Если клиент осуществляет закупку продукции от нескольких юр. лиц, то все компании, от <text:s text:c="2"/>имени которых осуществляется закупка продукции, объединяются в «холдинг».</text:p>
      <text:p text:style-name="P14">При объединении компаний в «холдинг» необходимо соблюдать следующие правила работы с такого рода карточками контрагентов в справочнике контрагентов 1С:</text:p>
      <text:list xml:id="list230479198" text:style-name="L3">
        <text:list-item>
          <text:p text:style-name="P31">информацию об объединении компаний в «холдинг» подает ответственный менеджер;</text:p>
        </text:list-item>
        <text:list-item>
          <text:p text:style-name="P31">данные компании в названии должны иметь признак «он же» (например: МИР, ООО (они же Радуга, ООО) и РАДУГА , ООО(они же Мир), ООО;</text:p>
        </text:list-item>
        <text:list-item>
          <text:p text:style-name="P31">среди указанных компаний должна быть определена Головная компания, по наименованию которой и создается карточка *ГК (название головной организации, например : *ГК МИР). В данную карточку вводится только ФИО ответственного менеджера (реквизиты и адреса не вносятся);</text:p>
        </text:list-item>
        <text:list-item>
          <text:p text:style-name="P31">компании, имеющие одинаковый номер стационарного телефона, должны быть закреплены за одним ответственным менеджером (во избежании пересечений между менеджерами по продажам);</text:p>
        </text:list-item>
        <text:list-item>
          <text:p text:style-name="P31">данная карточка вносится в папку «Холдинги» согласно территориальному местонахождению контрагента (Москва, Санкт-Петербург);</text:p>
        </text:list-item>
        <text:list-item>
          <text:p text:style-name="P31">в<text:span text:style-name="T9"> карточках компаний (например: РАДУГА, ООО и МИР, ООО), которые входят в холдинг, в окне «входит в холдинг» ставим галочку. В появившемся окне находим карточку с нужным названием холдинга (в данном примере *ГК МИР).</text:span></text:p>
        </text:list-item>
      </text:list>
      <text:p text:style-name="P11"/>
      <text:p text:style-name="P18">4. В структуре папки "Холдинги" созданы под-папки "Холдинги Москвы", "Холдинги Санкт-Петербурга", "Холдинги Федеральные". Карточку контрагента необходимо распределить в одну из этих под-папок по следующему принципу:</text:p>
      <text:list xml:id="list465713564" text:style-name="L4">
        <text:list-item>
          <text:p text:style-name="P32">в папках <text:s/>"Холдинги Москвы" и "Холдинги Санкт-Петербурга" объединяются контрагенты указанных городов, которые имеют несколько <text:s/>юр. лиц, от которых осуществляется закупка товаров в ООО "СПЕНС". Данные контрагенты закреплены за одним ответственным менеджером, относящимся к дирекции по <text:soft-page-break/>продажам одного из департаментов;</text:p>
        </text:list-item>
        <text:list-item>
          <text:p text:style-name="P33"><text:span text:style-name="T9">в папке "Холдинги Федеральные" объединяются контрагенты, которые имеют одно юр. лицо и представлены филиалами в Москве и Санкт-Петербурге. На </text:span><text:span text:style-name="T9">данных контрагентов вводятся отдельные карточки клиентов, согласно департаменту, к которому они относятся по территориальному признаку. И каждая карточка клиента закреплена за ответственным менеджером того департамента, к которому относится филиал. </text:span></text:p>
        </text:list-item>
      </text:list>
      <text:p text:style-name="P25"/>
      <text:list xml:id="list661598308" text:style-name="WW8Num4">
        <text:list-item>
          <text:p text:style-name="P34">При необходимости ввода двух карточек с одинаковым названием, ИНН и КПП (например, когда контрагент является для ООО «СПЕНС» и поставщиком и покупателем), в карточке во вкладке «категории» ставится признак (галка) «это дубль».</text:p>
        </text:list-item>
      </text:list>
      <text:p text:style-name="P15"/>
      <text:p text:style-name="P16">6. В случае, когда наименование организации и ИНН совпадают, а КПП разные, необходимо ввести две карточки. В данном случае категорию «это дубль» не ставим.</text:p>
      <text:p text:style-name="P12"/>
      <text:p text:style-name="P19">7. Каждая карточка контрагента должна быть отнесена к определенной папке в структуре справочника контрагентов 1С (коммерческие организации, поставщики,бюджет).</text:p>
      <text:p text:style-name="P13"/>
      <text:p text:style-name="P3">ОФОРМЛЕНИЕ КАРТОЧКИ КОНТРАГЕНТА</text:p>
      <text:p text:style-name="P1"/>
      <text:list xml:id="list1948329741" text:style-name="WW8Num1">
        <text:list-item>
          <text:p text:style-name="P35">Для работы с клиентом необходим наличие следующей информации в карточке контрагента:</text:p>
        </text:list-item>
      </text:list>
      <text:p text:style-name="P5"/>
      <text:list xml:id="list810206688" text:style-name="L5">
        <text:list-item>
          <text:p text:style-name="P36">полное название фирмы полное наименование организации с её организационно правовой формой (ООО,ЗАО, ОАО);</text:p>
        </text:list-item>
        <text:list-item>
          <text:p text:style-name="P27">ИНН, КПП,ОКПО, стационарный телефон;</text:p>
        </text:list-item>
        <text:list-item>
          <text:p text:style-name="P27">юридический <text:s/>и фактический адрес, адрес точки доставки;</text:p>
        </text:list-item>
        <text:list-item>
          <text:p text:style-name="P27">банковские реквизиты : полное название банка, бик, расчетный счет, кор.счет;</text:p>
        </text:list-item>
        <text:list-item>
          <text:p text:style-name="P27">ФИО контактного лица;</text:p>
        </text:list-item>
        <text:list-item>
          <text:p text:style-name="P27">фамилию <text:s/>ответственных за контрагента сотрудников компании (менеджера по продажам, помощника менеджера, категорийного менеджера, менеджера по закупкам).</text:p>
        </text:list-item>
      </text:list>
      <text:p text:style-name="P22"/>
      <text:p text:style-name="P21"><text:span text:style-name="T1"><text:s text:c="8"/>Во вкладке </text:span><text:span text:style-name="T3">«общие»</text:span><text:span text:style-name="T1"> вносим:</text:span></text:p>
      <text:list xml:id="list2147886379" text:style-name="L6">
        <text:list-item>
          <text:p text:style-name="P37">название компании согласно правилам 1С;</text:p>
        </text:list-item>
        <text:list-item>
          <text:p text:style-name="P37">выбираем юр. или <text:s/>физ.лицо;</text:p>
        </text:list-item>
        <text:list-item>
          <text:p text:style-name="P37">выбираем группу контрагентов;</text:p>
        </text:list-item>
        <text:list-item>
          <text:p text:style-name="P37">юридический и фактический адрес;</text:p>
        </text:list-item>
        <text:list-item>
          <text:p text:style-name="P37">все номера телефонов;</text:p>
        </text:list-item>
        <text:list-item>
          <text:p text:style-name="P37">электронную почту;</text:p>
        </text:list-item>
        <text:list-item>
          <text:p text:style-name="P40"><text:span text:style-name="T1">ФИО контактного лица и его данные, к/лицо и телефон для связи выделяем </text:span><text:span text:style-name="T3">основным.</text:span></text:p>
        </text:list-item>
      </text:list>
      <text:p text:style-name="P23"/>
      <text:p text:style-name="P21"><text:span text:style-name="T1"><text:s text:c="8"/>Во вкладке </text:span><text:span text:style-name="T3">«дополнительно» </text:span><text:span text:style-name="T4">вносим:</text:span></text:p>
      <text:list xml:id="list276685923" text:style-name="L7">
        <text:list-item>
          <text:p text:style-name="P38">полное наименование компании;</text:p>
        </text:list-item>
        <text:list-item>
          <text:p text:style-name="P38">ИНН, КПП, ОКПО;</text:p>
        </text:list-item>
        <text:list-item>
          <text:p text:style-name="P38">реквизиты банка.</text:p>
        </text:list-item>
      </text:list>
      <text:p text:style-name="P23"><text:s text:c="7"/></text:p>
      <text:p text:style-name="P21"><text:span text:style-name="T3"><text:s text:c="6"/></text:span><text:span text:style-name="T4"><text:s text:c="2"/>Во вкладке </text:span><text:span text:style-name="T3">«точка доставки»</text:span><text:span text:style-name="T4">:</text:span></text:p>
      <text:list xml:id="list945499947" text:style-name="L8">
        <text:list-item>
          <text:p text:style-name="P39">адрес, время работы, выбираем к/лицо, при необходимости заполняем все рабочие поля.</text:p>
        </text:list-item>
      </text:list>
      <text:p text:style-name="P21"><text:soft-page-break/><text:s text:c="15"/></text:p>
      <text:p text:style-name="P20">2. Если в названии контрагента есть существительное (название компании), то с него и записываем название карточки: Озерки, инструментальная компания, ООО.</text:p>
      <text:p text:style-name="P20">3. Если в названии контрагента отсутствует существительное, то название карточки начинаем со слова КОМПАНИЯ. Например: Компания инструментальная балтийская. При этом, вторым словом будет <text:s/>род деятельности организации.</text:p>
      <text:p text:style-name="P1"/>
      <text:p text:style-name="P1">4. <text:span text:style-name="T2">Часть контрагентов в базе заполняются строго по следующим правилам</text:span></text:p>
      <text:p text:style-name="P17"><text:span text:style-name="T5">Общее правило: </text:span><text:span text:style-name="T6">сначала существительное</text:span><text:span text:style-name="T5">, затем, </text:span><text:span text:style-name="T6">если есть, №,</text:span><text:span text:style-name="T5"> </text:span><text:span text:style-name="T6">затем название</text:span><text:span text:style-name="T5">, если есть и то и другое, сначала №. (Например: Поликлиника №2 Ягодка, ГОУ ДОД)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Коммерческие организации </text:p>
            <text:p text:style-name="P8">Авиакомпания (название), ООО</text:p>
            <text:p text:style-name="P8">Авиалиния (название), ООО</text:p>
            <text:p text:style-name="P8">Центр (№, название), ООО</text:p>
            <text:p text:style-name="P8">Объединение (№, название), ООО</text:p>
            <text:p text:style-name="P8">ТД (торговый дом)(название), ООО</text:p>
            <text:p text:style-name="P8">Автобаза (№, название), ООО</text:p>
            <text:p text:style-name="P8">ДК(дом культуры) (название), ООО</text:p>
            <text:p text:style-name="P8">Автоцентр (№, название), ООО</text:p>
            <text:p text:style-name="P8">Автошкола (№, название), ООО</text:p>
            <text:p text:style-name="P8">(Название), агентство недвижимости, ООО</text:p>
            <text:p text:style-name="P8">(Название), фирма, ООО</text:p>
            <text:p text:style-name="P8">(Название), строительная компания, ООО</text:p>
            <text:p text:style-name="P8">ИД (Издательский дом) (Название), ООО</text:p>
            <text:p text:style-name="P8">(Название), туристическая фирма, ООО</text:p>
            <text:p text:style-name="P8">(Название), управляющая компания, ООО</text:p>
            <text:p text:style-name="P8">Предприятие (№, название), охранное, ООО</text:p>
            <text:p text:style-name="P10">ТЦ (торговый центр) (название)</text:p>
            <text:p text:style-name="P8">Агентство (Название) туристическое Корпорация (название), …</text:p>
            <text:p text:style-name="P8">Бюро (№, название)</text:p>
            <text:p text:style-name="P8">Завод (№, название)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И т.п.</text:p>
            <text:p text:style-name="Table_20_Contents"/>
          </table:table-cell>
          <table:table-cell table:style-name="Таблица1.B1" office:value-type="string">
            <text:p text:style-name="P7">Бюджетные организации </text:p>
            <text:p text:style-name="P8">Агентство (название), СПб ГУ</text:p>
            <text:p text:style-name="P8">Администрация (район), СПб</text:p>
            <text:p text:style-name="P8">Академия (название)</text:p>
            <text:p text:style-name="P8">Больница (№, название)</text:p>
            <text:p text:style-name="P8">Библиотека (№, название)</text:p>
            <text:p text:style-name="P8">Бюро (№, название)</text:p>
            <text:p text:style-name="P8">Гимназия (№, название)</text:p>
            <text:p text:style-name="P8">Прогимназия (№, название)</text:p>
            <text:p text:style-name="P8">Главснаб (№, название)</text:p>
            <text:p text:style-name="P8">Школа (№, название)</text:p>
            <text:p text:style-name="P8">Школа-сад (№, название)</text:p>
            <text:p text:style-name="P8">Детский сад (№, название)</text:p>
            <text:p text:style-name="P8">МИФНС России №11 по СПБ</text:p>
            <text:p text:style-name="P8">МУК(муниципальный учебный комбинат) (название)</text:p>
            <text:p text:style-name="P8">Поликлиника (№, название)</text:p>
            <text:p text:style-name="P8">Институт (название)</text:p>
            <text:p text:style-name="P8">Университет (название)</text:p>
            <text:p text:style-name="P8">УВД (управление внутренних дел) (название, район)</text:p>
            <text:p text:style-name="P8">УПФ (Управление пенсионного фонда) (район)</text:p>
            <text:p text:style-name="P8">Управление (№, название)</text:p>
            <text:p text:style-name="P8">Центр (№, название)</text:p>
            <text:p text:style-name="P8">УФНС России (управление федеральной налоговой службы)</text:p>
            <text:p text:style-name="P8">МВД (министерство внутренних дел)</text:p>
            <text:p text:style-name="P8">ОВД (отделение внутренних дел)</text:p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DejaVu Sans1" svg:font-family="'DejaVu Sans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WW8Num2z0" style:family="text">
      <style:text-properties style:font-name="Symbol" style:font-name-complex="OpenSymbo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6:14:31</meta:creation-date>
    <dc:date>2011-12-06T12:37:18</dc:date>
    <meta:editing-duration>PT00H39M23S</meta:editing-duration>
    <meta:editing-cycles>13</meta:editing-cycles>
    <meta:generator>OpenOffice.org/3.2$Linux OpenOffice.org_project/320m12$Build-9483</meta:generator>
    <meta:print-date>2011-12-05T16:40:03</meta:print-date>
    <meta:document-statistic meta:table-count="1" meta:image-count="0" meta:object-count="0" meta:page-count="3" meta:paragraph-count="104" meta:word-count="903" meta:character-count="6893"/>
  </office:meta>
</office:document-meta>
</file>